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3.8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Digital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rtist</text:p>
          </table:table-cell>
          <table:table-cell office:value-type="string">
            <text:p>Album</text:p>
          </table:table-cell>
          <table:table-cell office:value-type="string">
            <text:p>Description</text:p>
          </table:table-cell>
        </table:table-row>
      </table:table>
      <table:table table:name="Viny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2">
          <table:table-cell table:style-name="ce2" office:value-type="string">
            <text:p>Artist</text:p>
          </table:table-cell>
          <table:table-cell table:style-name="ce2" office:value-type="string">
            <text:p>Album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office:value-type="string">
            <text:p>The Frames</text:p>
          </table:table-cell>
          <table:table-cell office:value-type="string">
            <text:p>Burn The Maps</text:p>
          </table:table-cell>
          <table:table-cell office:value-type="string">
            <text:p>One of the Frames's most experimental sounding albums. Sounds best when listened to all the way through.</text:p>
          </table:table-cell>
        </table:table-row>
        <table:table-row table:style-name="ro3" table:number-rows-repeated="1048573">
          <table:table-cell table:number-columns-repeated="3"/>
        </table:table-row>
        <table:table-row table:style-name="ro3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3/09/2017</text:date>, <text:time>19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41:56.61</meta:creation-date>
    <meta:generator>OpenOffice/4.1.3$Win32 OpenOffice.org_project/413m1$Build-9783</meta:generator>
    <dc:date>2017-03-09T19:47:48.63</dc:date>
    <dc:creator>Jeremy Castillo</dc:creator>
    <meta:editing-duration>PT5M29S</meta:editing-duration>
    <meta:editing-cycles>2</meta:editing-cycles>
    <meta:document-statistic meta:table-count="2" meta:cell-count="9" meta:object-count="0"/>
  </office:meta>
</office:document-meta>
</file>